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61in"/>
    </style:style>
    <style:style style:name="co2" style:family="table-column">
      <style:table-column-properties fo:break-before="auto" style:column-width="2.0835in"/>
    </style:style>
    <style:style style:name="co3" style:family="table-column">
      <style:table-column-properties fo:break-before="auto" style:column-width="0.7193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1.7118in"/>
    </style:style>
    <style:style style:name="co6" style:family="table-column">
      <style:table-column-properties fo:break-before="auto" style:column-width="2.0909in"/>
    </style:style>
    <style:style style:name="co7" style:family="table-column">
      <style:table-column-properties fo:break-before="auto" style:column-width="1.9209in"/>
    </style:style>
    <style:style style:name="co8" style:family="table-column">
      <style:table-column-properties fo:break-before="auto" style:column-width="2.0138in"/>
    </style:style>
    <style:style style:name="co9" style:family="table-column">
      <style:table-column-properties fo:break-before="auto" style:column-width="1.5799in"/>
    </style:style>
    <style:style style:name="co10" style:family="table-column">
      <style:table-column-properties fo:break-before="auto" style:column-width="2.4709in"/>
    </style:style>
    <style:style style:name="co11" style:family="table-column">
      <style:table-column-properties fo:break-before="auto" style:column-width="1.9437in"/>
    </style:style>
    <style:style style:name="co12" style:family="table-column">
      <style:table-column-properties fo:break-before="auto" style:column-width="1.9598in"/>
    </style:style>
    <style:style style:name="co13" style:family="table-column">
      <style:table-column-properties fo:break-before="auto" style:column-width="1.6957in"/>
    </style:style>
    <style:style style:name="co14" style:family="table-column">
      <style:table-column-properties fo:break-before="auto" style:column-width="2.4783in"/>
    </style:style>
    <style:style style:name="co15" style:family="table-column">
      <style:table-column-properties fo:break-before="auto" style:column-width="1.6492in"/>
    </style:style>
    <style:style style:name="co16" style:family="table-column">
      <style:table-column-properties fo:break-before="auto" style:column-width="1.9283in"/>
    </style:style>
    <style:style style:name="co17" style:family="table-column">
      <style:table-column-properties fo:break-before="auto" style:column-width="1.6571in"/>
    </style:style>
    <style:style style:name="co18" style:family="table-column">
      <style:table-column-properties fo:break-before="auto" style:column-width="1.7661in"/>
    </style:style>
    <style:style style:name="co19" style:family="table-column">
      <style:table-column-properties fo:break-before="auto" style:column-width="2.9902in"/>
    </style:style>
    <style:style style:name="co20" style:family="table-column">
      <style:table-column-properties fo:break-before="auto" style:column-width="1.4402in"/>
    </style:style>
    <style:style style:name="co21" style:family="table-column">
      <style:table-column-properties fo:break-before="auto" style:column-width="2.1535in"/>
    </style:style>
    <style:style style:name="co22" style:family="table-column">
      <style:table-column-properties fo:break-before="auto" style:column-width="2.2382in"/>
    </style:style>
    <style:style style:name="co23" style:family="table-column">
      <style:table-column-properties fo:break-before="auto" style:column-width="1.8591in"/>
    </style:style>
    <style:style style:name="co24" style:family="table-column">
      <style:table-column-properties fo:break-before="auto" style:column-width="1.8819in"/>
    </style:style>
    <style:style style:name="co25" style:family="table-column">
      <style:table-column-properties fo:break-before="auto" style:column-width="1.75in"/>
    </style:style>
    <style:style style:name="co26" style:family="table-column">
      <style:table-column-properties fo:break-before="auto" style:column-width="1.502in"/>
    </style:style>
    <style:style style:name="co27" style:family="table-column">
      <style:table-column-properties fo:break-before="auto" style:column-width="2.5409in"/>
    </style:style>
    <style:style style:name="co28" style:family="table-column">
      <style:table-column-properties fo:break-before="auto" style:column-width="1.5181in"/>
    </style:style>
    <style:style style:name="co29" style:family="table-column">
      <style:table-column-properties fo:break-before="auto" style:column-width="4.2374in"/>
    </style:style>
    <style:style style:name="co30" style:family="table-column">
      <style:table-column-properties fo:break-before="auto" style:column-width="0.5957in"/>
    </style:style>
    <style:style style:name="co31" style:family="table-column">
      <style:table-column-properties fo:break-before="auto" style:column-width="1.5098in"/>
    </style:style>
    <style:style style:name="co32" style:family="table-column">
      <style:table-column-properties fo:break-before="auto" style:column-width="3.1138in"/>
    </style:style>
    <style:style style:name="co33" style:family="table-column">
      <style:table-column-properties fo:break-before="auto" style:column-width="0.5492in"/>
    </style:style>
    <style:style style:name="co34" style:family="table-column">
      <style:table-column-properties fo:break-before="auto" style:column-width="1.998in"/>
    </style:style>
    <style:style style:name="co35" style:family="table-column">
      <style:table-column-properties fo:break-before="auto" style:column-width="2.0602in"/>
    </style:style>
    <style:style style:name="co36" style:family="table-column">
      <style:table-column-properties fo:break-before="auto" style:column-width="2.2154in"/>
    </style:style>
    <style:style style:name="co37" style:family="table-column">
      <style:table-column-properties fo:break-before="auto" style:column-width="2.0528in"/>
    </style:style>
    <style:style style:name="co38" style:family="table-column">
      <style:table-column-properties fo:break-before="auto" style:column-width="1.828in"/>
    </style:style>
    <style:style style:name="co39" style:family="table-column">
      <style:table-column-properties fo:break-before="auto" style:column-width="2.3626in"/>
    </style:style>
    <style:style style:name="co40" style:family="table-column">
      <style:table-column-properties fo:break-before="auto" style:column-width="2.2307in"/>
    </style:style>
    <style:style style:name="co41" style:family="table-column">
      <style:table-column-properties fo:break-before="auto" style:column-width="0.9291in"/>
    </style:style>
    <style:style style:name="co42" style:family="table-column">
      <style:table-column-properties fo:break-before="auto" style:column-width="1.4327in"/>
    </style:style>
    <style:style style:name="co43" style:family="table-column">
      <style:table-column-properties fo:break-before="auto" style:column-width="1.5484in"/>
    </style:style>
    <style:style style:name="co44" style:family="table-column">
      <style:table-column-properties fo:break-before="auto" style:column-width="2.4862in"/>
    </style:style>
    <style:style style:name="co45" style:family="table-column">
      <style:table-column-properties fo:break-before="auto" style:column-width="2.1374in"/>
    </style:style>
    <style:style style:name="co46" style:family="table-column">
      <style:table-column-properties fo:break-before="auto" style:column-width="1.8043in"/>
    </style:style>
    <style:style style:name="co47" style:family="table-column">
      <style:table-column-properties fo:break-before="auto" style:column-width="1.8744in"/>
    </style:style>
    <style:style style:name="co48" style:family="table-column">
      <style:table-column-properties fo:break-before="auto" style:column-width="1.7272in"/>
    </style:style>
    <style:style style:name="co49" style:family="table-column">
      <style:table-column-properties fo:break-before="auto" style:column-width="1.7736in"/>
    </style:style>
    <style:style style:name="co50" style:family="table-column">
      <style:table-column-properties fo:break-before="auto" style:column-width="2.4091in"/>
    </style:style>
    <style:style style:name="co51" style:family="table-column">
      <style:table-column-properties fo:break-before="auto" style:column-width="2.3236in"/>
    </style:style>
    <style:style style:name="co52" style:family="table-column">
      <style:table-column-properties fo:break-before="auto" style:column-width="2.9047in"/>
    </style:style>
    <style:style style:name="co53" style:family="table-column">
      <style:table-column-properties fo:break-before="auto" style:column-width="2.8193in"/>
    </style:style>
    <style:style style:name="co54" style:family="table-column">
      <style:table-column-properties fo:break-before="auto" style:column-width="4.3846in"/>
    </style:style>
    <style:style style:name="co55" style:family="table-column">
      <style:table-column-properties fo:break-before="auto" style:column-width="0.5181in"/>
    </style:style>
    <style:style style:name="co56" style:family="table-column">
      <style:table-column-properties fo:break-before="auto" style:column-width="2.8354in"/>
    </style:style>
    <style:style style:name="co57" style:family="table-column">
      <style:table-column-properties fo:break-before="auto" style:column-width="2.4555in"/>
    </style:style>
    <style:style style:name="co62" style:family="table-column">
      <style:table-column-properties fo:break-before="auto" style:column-width="4.3307in"/>
    </style:style>
    <style:style style:name="co63" style:family="table-column">
      <style:table-column-properties fo:break-before="auto" style:column-width="3.4008in"/>
    </style:style>
    <style:style style:name="co60" style:family="table-column">
      <style:table-column-properties fo:break-before="auto" style:column-width="2.0366in"/>
    </style:style>
    <style:style style:name="co61" style:family="table-column">
      <style:table-column-properties fo:break-before="auto" style:column-width="1.9827in"/>
    </style:style>
    <style:style style:name="co64" style:family="table-column">
      <style:table-column-properties fo:break-before="auto" style:column-width="1.6654in"/>
    </style:style>
    <style:style style:name="co65" style:family="table-column">
      <style:table-column-properties fo:break-before="auto" style:column-width="3.3618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PageStyle_5f_id_5f_139572">
      <style:table-properties table:display="true" style:writing-mode="lr-tb"/>
    </style:style>
    <style:style style:name="ta2" style:family="table" style:master-page-name="PageStyle_5f_faltas_5f_139572">
      <style:table-properties table:display="true" style:writing-mode="lr-tb"/>
    </style:style>
    <style:style style:name="ta3" style:family="table" style:master-page-name="PageStyle_5f_conteudos_5f_139572">
      <style:table-properties table:display="true" style:writing-mode="lr-tb"/>
    </style:style>
    <style:style style:name="ta4" style:family="table" style:master-page-name="PageStyle_5f_discentes_5f_139572">
      <style:table-properties table:display="true" style:writing-mode="lr-tb"/>
    </style:style>
    <style:style style:name="ta5" style:family="table" style:master-page-name="PageStyle_5f_id_5f_139663">
      <style:table-properties table:display="true" style:writing-mode="lr-tb"/>
    </style:style>
    <style:style style:name="ta6" style:family="table" style:master-page-name="PageStyle_5f_faltas_5f_139663">
      <style:table-properties table:display="true" style:writing-mode="lr-tb"/>
    </style:style>
    <style:style style:name="ta7" style:family="table" style:master-page-name="PageStyle_5f_conteudos_5f_139663">
      <style:table-properties table:display="true" style:writing-mode="lr-tb"/>
    </style:style>
    <style:style style:name="ta8" style:family="table" style:master-page-name="PageStyle_5f_discentes_5f_139663">
      <style:table-properties table:display="true" style:writing-mode="lr-tb"/>
    </style:style>
    <style:style style:name="ta9" style:family="table" style:master-page-name="PageStyle_5f_id_5f_139668">
      <style:table-properties table:display="true" style:writing-mode="lr-tb"/>
    </style:style>
    <style:style style:name="ta10" style:family="table" style:master-page-name="PageStyle_5f_faltas_5f_139668">
      <style:table-properties table:display="true" style:writing-mode="lr-tb"/>
    </style:style>
    <style:style style:name="ta11" style:family="table" style:master-page-name="PageStyle_5f_conteudos_5f_139668">
      <style:table-properties table:display="true" style:writing-mode="lr-tb"/>
    </style:style>
    <style:style style:name="ta12" style:family="table" style:master-page-name="PageStyle_5f_discentes_5f_139668">
      <style:table-properties table:display="true" style:writing-mode="lr-tb"/>
    </style:style>
    <style:style style:name="ta13" style:family="table" style:master-page-name="PageStyle_5f_id_5f_139676">
      <style:table-properties table:display="true" style:writing-mode="lr-tb"/>
    </style:style>
    <style:style style:name="ta15" style:family="table" style:master-page-name="PageStyle_5f_conteudos_5f_139676">
      <style:table-properties table:display="true" style:writing-mode="lr-tb"/>
    </style:style>
    <style:style style:name="ta16" style:family="table" style:master-page-name="PageStyle_5f_discentes_5f_139676">
      <style:table-properties table:display="true" style:writing-mode="lr-tb"/>
    </style:style>
    <style:style style:name="ta17" style:family="table" style:master-page-name="PageStyle_5f_faltas_5f_139676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80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d_139572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/>
          <table:table-cell table:style-name="ce1" office:value-type="string">
            <text:p>identidad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sciplina</text:p>
          </table:table-cell>
          <table:table-cell office:value-type="string">
            <text:p>logica_sistemas_informaca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urma</text:p>
          </table:table-cell>
          <table:table-cell office:value-type="string">
            <text:p>20201.01SDI20M.3M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ltas_139572" table:style-name="ta2" table:print="false">
        <office:forms form:automatic-focus="false" form:apply-design-mode="false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5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14" table:default-cell-style-name="Excel_20_Built-in_20_Normal"/>
        <table:table-column table:style-name="co20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3" table:number-columns-repeated="996" table:default-cell-style-name="Excel_20_Built-in_20_Normal"/>
        <table:table-row table:style-name="ro1">
          <table:table-cell/>
          <table:table-cell table:style-name="ce1" office:value-type="string">
            <text:p>Adamo Gonçalves Maia</text:p>
          </table:table-cell>
          <table:table-cell table:style-name="ce1" office:value-type="string">
            <text:p>Alexandre da Silva Veríssimo</text:p>
          </table:table-cell>
          <table:table-cell table:style-name="ce1" office:value-type="string">
            <text:p>Alexandre Louveira Rocha</text:p>
          </table:table-cell>
          <table:table-cell table:style-name="ce1" office:value-type="string">
            <text:p>André Felipe Gonçalves Vaz</text:p>
          </table:table-cell>
          <table:table-cell table:style-name="ce1" office:value-type="string">
            <text:p>Bianca Alves Caetano</text:p>
          </table:table-cell>
          <table:table-cell table:style-name="ce1" office:value-type="string">
            <text:p>Carlos Wellison Gonçalves da Silva</text:p>
          </table:table-cell>
          <table:table-cell table:style-name="ce1" office:value-type="string">
            <text:p>Débora Pereira de Rezende</text:p>
          </table:table-cell>
          <table:table-cell table:style-name="ce1" office:value-type="string">
            <text:p>Diego Ricardo Farias Costa</text:p>
          </table:table-cell>
          <table:table-cell table:style-name="ce1" office:value-type="string">
            <text:p>Estêvão Ribeiro Roldão</text:p>
          </table:table-cell>
          <table:table-cell table:style-name="ce1" office:value-type="string">
            <text:p>Fernando Belem Torres</text:p>
          </table:table-cell>
          <table:table-cell table:style-name="ce1" office:value-type="string">
            <text:p>Guilherme Antônio Ramos da Silva</text:p>
          </table:table-cell>
          <table:table-cell table:style-name="ce1" office:value-type="string">
            <text:p>Gustavo Ferreira Silva</text:p>
          </table:table-cell>
          <table:table-cell table:style-name="ce1" office:value-type="string">
            <text:p>Igor Nascimento de Freitas</text:p>
          </table:table-cell>
          <table:table-cell table:style-name="ce1" office:value-type="string">
            <text:p>Jailson Gomes da Silva</text:p>
          </table:table-cell>
          <table:table-cell table:style-name="ce1" office:value-type="string">
            <text:p>Jaqueline Souza Moreno</text:p>
          </table:table-cell>
          <table:table-cell table:style-name="ce1" office:value-type="string">
            <text:p>Joesio Barsanulfo de Sales Carneiro Junior</text:p>
          </table:table-cell>
          <table:table-cell table:style-name="ce1" office:value-type="string">
            <text:p>Julia Santos Carmo</text:p>
          </table:table-cell>
          <table:table-cell table:style-name="ce1" office:value-type="string">
            <text:p>Karolyna Fernandes Carvalho</text:p>
          </table:table-cell>
          <table:table-cell table:style-name="ce1" office:value-type="string">
            <text:p>Luís Augusto Mesquita da Silva</text:p>
          </table:table-cell>
          <table:table-cell table:style-name="ce1" office:value-type="string">
            <text:p>Marcus Vinicius Ferreira Carvalho</text:p>
          </table:table-cell>
          <table:table-cell table:style-name="ce1" office:value-type="string">
            <text:p>Mateus Elias Vieira</text:p>
          </table:table-cell>
          <table:table-cell table:style-name="ce1" office:value-type="string">
            <text:p>Natanael Alves Fernandes</text:p>
          </table:table-cell>
          <table:table-cell table:style-name="ce1" office:value-type="string">
            <text:p>Paulo Victor Bueno Flores</text:p>
          </table:table-cell>
          <table:table-cell table:style-name="ce1" office:value-type="string">
            <text:p>Priscila da Cruz Caixeta</text:p>
          </table:table-cell>
          <table:table-cell table:style-name="ce1" office:value-type="string">
            <text:p>Rafaela Dias Pereira</text:p>
          </table:table-cell>
          <table:table-cell table:style-name="ce1" office:value-type="string">
            <text:p>Wanderson Felipe Gonçalves Pontes</text:p>
          </table:table-cell>
          <table:table-cell table:style-name="ce1" office:value-type="string">
            <text:p>Yara Alves de Abreu</text:p>
          </table:table-cell>
          <table:table-cell table:number-columns-repeated="996"/>
        </table:table-row>
        <table:table-row table:style-name="ro1">
          <table:table-cell table:style-name="ce1" office:value-type="string">
            <text:p>04/02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5/02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1/02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2/02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8/02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9/02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3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4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0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1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7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8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4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5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31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1/04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7/04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8/04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4/04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5/04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2/04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8/04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9/04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5/05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6/05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2/05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3/05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9/05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0/05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6/05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7/05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2/06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3/06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9/06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0/06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6/06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7/06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3/06/2020</text:p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eudos_139572" table:style-name="ta3" table:print="false">
        <office:forms form:automatic-focus="false" form:apply-design-mode="false"/>
        <table:table-column table:style-name="co4" table:default-cell-style-name="Excel_20_Built-in_20_Normal"/>
        <table:table-column table:style-name="co29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/>
          <table:table-cell table:style-name="ce1" office:value-type="string">
            <text:p>conteúd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4/02/2020</text:p>
          </table:table-cell>
          <table:table-cell office:value-type="string">
            <text:p>Plano de ensin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5/02/2020</text:p>
          </table:table-cell>
          <table:table-cell office:value-type="string">
            <text:p>Espaços vetorias: definição, propriedad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1/02/2020</text:p>
          </table:table-cell>
          <table:table-cell office:value-type="string">
            <text:p>Espaços vetoriais: exemplo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2/02/2020</text:p>
          </table:table-cell>
          <table:table-cell office:value-type="string">
            <text:p>Subespaços vetoriai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8/02/2020</text:p>
          </table:table-cell>
          <table:table-cell office:value-type="string">
            <text:p>Gerador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9/02/2020</text:p>
          </table:table-cell>
          <table:table-cell office:value-type="string">
            <text:p>Dependência e independência linea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3/03/2020</text:p>
          </table:table-cell>
          <table:table-cell office:value-type="string">
            <text:p>Bases e dimensã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4/03/2020</text:p>
          </table:table-cell>
          <table:table-cell office:value-type="string">
            <text:p>Transformções linear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0/03/2020</text:p>
          </table:table-cell>
          <table:table-cell office:value-type="string">
            <text:p>Matriz de uma transformação linea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1/03/2020</text:p>
          </table:table-cell>
          <table:table-cell office:value-type="string">
            <text:p>Produto de Transformações linear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7/03/2020</text:p>
          </table:table-cell>
          <table:table-cell office:value-type="string">
            <text:p>Núcleo e Image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8/03/2020</text:p>
          </table:table-cell>
          <table:table-cell office:value-type="string">
            <text:p>Aula de resolução de exercício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4/03/2020</text:p>
          </table:table-cell>
          <table:table-cell office:value-type="string">
            <text:p>Primeira prova escrit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5/03/2020</text:p>
          </table:table-cell>
          <table:table-cell office:value-type="string">
            <text:p>Soma direta e projeçõ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31/03/2020</text:p>
          </table:table-cell>
          <table:table-cell office:value-type="string">
            <text:p>Eliminaçã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1/04/2020</text:p>
          </table:table-cell>
          <table:table-cell office:value-type="string">
            <text:p>Produto interno: definição, ortogonalidad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7/04/2020</text:p>
          </table:table-cell>
          <table:table-cell office:value-type="string">
            <text:p>Cauchy-Schwarz, norma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8/04/2020</text:p>
          </table:table-cell>
          <table:table-cell office:value-type="string">
            <text:p>Algoritmo de Gram-Schmid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4/04/2020</text:p>
          </table:table-cell>
          <table:table-cell office:value-type="string">
            <text:p>Operador adjunt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5/04/2020</text:p>
          </table:table-cell>
          <table:table-cell office:value-type="string">
            <text:p>Operadores autoadjuntos: Teorema espectra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2/04/2020</text:p>
          </table:table-cell>
          <table:table-cell office:value-type="string">
            <text:p>Operadores ortogonai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8/04/2020</text:p>
          </table:table-cell>
          <table:table-cell office:value-type="string">
            <text:p>Operadores Normais (caso real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9/04/2020</text:p>
          </table:table-cell>
          <table:table-cell office:value-type="string">
            <text:p>Pseudo-invers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5/05/2020</text:p>
          </table:table-cell>
          <table:table-cell office:value-type="string">
            <text:p>Aula de resolução de exercício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6/05/2020</text:p>
          </table:table-cell>
          <table:table-cell office:value-type="string">
            <text:p>Segunda prova escrit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2/05/2020</text:p>
          </table:table-cell>
          <table:table-cell office:value-type="string">
            <text:p>Tópicos matriciais: decomposição LU com pivotação parcia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3/05/2020</text:p>
          </table:table-cell>
          <table:table-cell office:value-type="string">
            <text:p>Resolução de sistemas linear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9/05/2020</text:p>
          </table:table-cell>
          <table:table-cell office:value-type="string">
            <text:p>Formas quadrática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0/05/2020</text:p>
          </table:table-cell>
          <table:table-cell office:value-type="string">
            <text:p>Determinant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6/05/2020</text:p>
          </table:table-cell>
          <table:table-cell office:value-type="string">
            <text:p>Autovalores e autovetores, polinômio característic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7/05/2020</text:p>
          </table:table-cell>
          <table:table-cell office:value-type="string">
            <text:p>Forma canônica racional: parte 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2/06/2020</text:p>
          </table:table-cell>
          <table:table-cell office:value-type="string">
            <text:p>Forma canônica racional: parte 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3/06/2020</text:p>
          </table:table-cell>
          <table:table-cell office:value-type="string">
            <text:p>Aplicação: EDOs lineares de primeira e segunda orde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9/06/2020</text:p>
          </table:table-cell>
          <table:table-cell office:value-type="string">
            <text:p>Aula de resolução de exercício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0/06/2020</text:p>
          </table:table-cell>
          <table:table-cell office:value-type="string">
            <text:p>Terceira prova escrit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6/06/2020</text:p>
          </table:table-cell>
          <table:table-cell office:value-type="string">
            <text:p>Plano de ensin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7/06/2020</text:p>
          </table:table-cell>
          <table:table-cell office:value-type="string">
            <text:p>Plano de ensin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3/06/2020</text:p>
          </table:table-cell>
          <table:table-cell office:value-type="string">
            <text:p>Recuperação</text:p>
          </table:table-cell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centes_139572" table:style-name="ta4" table:print="false">
        <office:forms form:automatic-focus="false" form:apply-design-mode="false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" table:number-columns-repeated="1020" table:default-cell-style-name="Excel_20_Built-in_20_Normal"/>
        <table:table-row table:style-name="ro1">
          <table:table-cell/>
          <table:table-cell table:style-name="ce1" office:value-type="string">
            <text:p>matrícula</text:p>
          </table:table-cell>
          <table:table-cell table:style-name="ce1" office:value-type="string">
            <text:p>nome</text:p>
          </table:table-cell>
          <table:table-cell table:style-name="ce1" office:value-type="string">
            <text:p>match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3147</text:p>
          </table:table-cell>
          <table:table-cell office:value-type="string">
            <text:p>2019101202010256</text:p>
          </table:table-cell>
          <table:table-cell office:value-type="string">
            <text:p>Adamo Gonçalves Maia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1267</text:p>
          </table:table-cell>
          <table:table-cell office:value-type="string">
            <text:p>2019101202010213</text:p>
          </table:table-cell>
          <table:table-cell office:value-type="string">
            <text:p>Alexandre da Silva Veríssimo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74883</text:p>
          </table:table-cell>
          <table:table-cell office:value-type="string">
            <text:p>2017101202010034</text:p>
          </table:table-cell>
          <table:table-cell office:value-type="string">
            <text:p>Alexandre Louveira Rocha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1417</text:p>
          </table:table-cell>
          <table:table-cell office:value-type="string">
            <text:p>2019101202010221</text:p>
          </table:table-cell>
          <table:table-cell office:value-type="string">
            <text:p>André Felipe Gonçalves Vaz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7660</text:p>
          </table:table-cell>
          <table:table-cell office:value-type="string">
            <text:p>2019101202010035</text:p>
          </table:table-cell>
          <table:table-cell office:value-type="string">
            <text:p>Bianca Alves Caetano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8656</text:p>
          </table:table-cell>
          <table:table-cell office:value-type="string">
            <text:p>2019101202010167</text:p>
          </table:table-cell>
          <table:table-cell office:value-type="string">
            <text:p>Carlos Wellison Gonçalves da Silva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3316</text:p>
          </table:table-cell>
          <table:table-cell office:value-type="string">
            <text:p>2019101202010299</text:p>
          </table:table-cell>
          <table:table-cell office:value-type="string">
            <text:p>Débora Pereira de Rezende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3478</text:p>
          </table:table-cell>
          <table:table-cell office:value-type="string">
            <text:p>2019101202010345</text:p>
          </table:table-cell>
          <table:table-cell office:value-type="string">
            <text:p>Diego Ricardo Farias Costa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8650</text:p>
          </table:table-cell>
          <table:table-cell office:value-type="string">
            <text:p>2019101202010183</text:p>
          </table:table-cell>
          <table:table-cell office:value-type="string">
            <text:p>Estêvão Ribeiro Roldão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75423</text:p>
          </table:table-cell>
          <table:table-cell office:value-type="string">
            <text:p>2017101202010093</text:p>
          </table:table-cell>
          <table:table-cell office:value-type="string">
            <text:p>Fernando Belem Torres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3175</text:p>
          </table:table-cell>
          <table:table-cell office:value-type="string">
            <text:p>2019101202010264</text:p>
          </table:table-cell>
          <table:table-cell office:value-type="string">
            <text:p>Guilherme Antônio Ramos da Silva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75560</text:p>
          </table:table-cell>
          <table:table-cell office:value-type="string">
            <text:p>2017101202010107</text:p>
          </table:table-cell>
          <table:table-cell office:value-type="string">
            <text:p>Gustavo Ferreira Silva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3099</text:p>
          </table:table-cell>
          <table:table-cell office:value-type="string">
            <text:p>2019101202010248</text:p>
          </table:table-cell>
          <table:table-cell office:value-type="string">
            <text:p>Igor Nascimento de Freitas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3096</text:p>
          </table:table-cell>
          <table:table-cell office:value-type="string">
            <text:p>2019101202010230</text:p>
          </table:table-cell>
          <table:table-cell office:value-type="string">
            <text:p>Jailson Gomes da Silva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3256</text:p>
          </table:table-cell>
          <table:table-cell office:value-type="string">
            <text:p>2019101202010272</text:p>
          </table:table-cell>
          <table:table-cell office:value-type="string">
            <text:p>Jaqueline Souza Moreno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26769</text:p>
          </table:table-cell>
          <table:table-cell office:value-type="string">
            <text:p>2020101202010219</text:p>
          </table:table-cell>
          <table:table-cell office:value-type="string">
            <text:p>Joesio Barsanulfo de Sales Carneiro Junior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3432</text:p>
          </table:table-cell>
          <table:table-cell office:value-type="string">
            <text:p>2019101202010337</text:p>
          </table:table-cell>
          <table:table-cell office:value-type="string">
            <text:p>Julia Santos Carmo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8646</text:p>
          </table:table-cell>
          <table:table-cell office:value-type="string">
            <text:p>2019101202010159</text:p>
          </table:table-cell>
          <table:table-cell office:value-type="string">
            <text:p>Karolyna Fernandes Carvalho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8296</text:p>
          </table:table-cell>
          <table:table-cell office:value-type="string">
            <text:p>2019101202010086</text:p>
          </table:table-cell>
          <table:table-cell office:value-type="string">
            <text:p>Luís Augusto Mesquita da Silva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7901</text:p>
          </table:table-cell>
          <table:table-cell office:value-type="string">
            <text:p>2019101202010060</text:p>
          </table:table-cell>
          <table:table-cell office:value-type="string">
            <text:p>Marcus Vinicius Ferreira Carvalho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8301</text:p>
          </table:table-cell>
          <table:table-cell office:value-type="string">
            <text:p>2019101202010116</text:p>
          </table:table-cell>
          <table:table-cell office:value-type="string">
            <text:p>Mateus Elias Vieira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7662</text:p>
          </table:table-cell>
          <table:table-cell office:value-type="string">
            <text:p>2019101202010043</text:p>
          </table:table-cell>
          <table:table-cell office:value-type="string">
            <text:p>Natanael Alves Fernandes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77797</text:p>
          </table:table-cell>
          <table:table-cell office:value-type="string">
            <text:p>2017101202010140</text:p>
          </table:table-cell>
          <table:table-cell office:value-type="string">
            <text:p>Paulo Victor Bueno Flores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75629</text:p>
          </table:table-cell>
          <table:table-cell office:value-type="string">
            <text:p>2017101221230192</text:p>
          </table:table-cell>
          <table:table-cell office:value-type="string">
            <text:p>Priscila da Cruz Caixeta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7905</text:p>
          </table:table-cell>
          <table:table-cell office:value-type="string">
            <text:p>2019101202010051</text:p>
          </table:table-cell>
          <table:table-cell office:value-type="string">
            <text:p>Rafaela Dias Pereira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8561</text:p>
          </table:table-cell>
          <table:table-cell office:value-type="string">
            <text:p>2019101202010140</text:p>
          </table:table-cell>
          <table:table-cell office:value-type="string">
            <text:p>Wanderson Felipe Gonçalves Pontes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3386</text:p>
          </table:table-cell>
          <table:table-cell office:value-type="string">
            <text:p>2019101202010302</text:p>
          </table:table-cell>
          <table:table-cell office:value-type="string">
            <text:p>Yara Alves de Abreu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d_139663" table:style-name="ta5" table:print="false">
        <office:forms form:automatic-focus="false" form:apply-design-mode="false"/>
        <table:table-column table:style-name="co1" table:default-cell-style-name="Excel_20_Built-in_20_Normal"/>
        <table:table-column table:style-name="co34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/>
          <table:table-cell table:style-name="ce1" office:value-type="string">
            <text:p>identidad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sciplina</text:p>
          </table:table-cell>
          <table:table-cell office:value-type="string">
            <text:p>algebra_linear_matematic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urma</text:p>
          </table:table-cell>
          <table:table-cell office:value-type="string">
            <text:p>20201.01MAT22N.3N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ltas_139663" table:style-name="ta6" table:print="false">
        <office:forms form:automatic-focus="false" form:apply-design-mode="false"/>
        <table:table-column table:style-name="co4" table:default-cell-style-name="Excel_20_Built-in_20_Normal"/>
        <table:table-column table:style-name="co35" table:default-cell-style-name="Excel_20_Built-in_20_Normal"/>
        <table:table-column table:style-name="co8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41" table:default-cell-style-name="Excel_20_Built-in_20_Normal"/>
        <table:table-column table:style-name="co42" table:default-cell-style-name="Excel_20_Built-in_20_Normal"/>
        <table:table-column table:style-name="co43" table:default-cell-style-name="Excel_20_Built-in_20_Normal"/>
        <table:table-column table:style-name="co3" table:number-columns-repeated="1013" table:default-cell-style-name="Excel_20_Built-in_20_Normal"/>
        <table:table-row table:style-name="ro1">
          <table:table-cell/>
          <table:table-cell table:style-name="ce1" office:value-type="string">
            <text:p>Adelcion Goncalves de Souza</text:p>
          </table:table-cell>
          <table:table-cell table:style-name="ce1" office:value-type="string">
            <text:p>Ana Hellen Ribeiro Cardoso</text:p>
          </table:table-cell>
          <table:table-cell table:style-name="ce1" office:value-type="string">
            <text:p>Bethânia Niura de Jesus Lemos</text:p>
          </table:table-cell>
          <table:table-cell table:style-name="ce1" office:value-type="string">
            <text:p>Bruno Alexandre de Oliveira</text:p>
          </table:table-cell>
          <table:table-cell table:style-name="ce1" office:value-type="string">
            <text:p>Eleuza Rodrigues Pereira</text:p>
          </table:table-cell>
          <table:table-cell table:style-name="ce1" office:value-type="string">
            <text:p>Gustavo Sebastião Teixeira Bento</text:p>
          </table:table-cell>
          <table:table-cell table:style-name="ce1" office:value-type="string">
            <text:p>José Armando Oliveira Mendes</text:p>
          </table:table-cell>
          <table:table-cell table:style-name="ce1" office:value-type="string">
            <text:p>Rafael Silva</text:p>
          </table:table-cell>
          <table:table-cell table:style-name="ce1" office:value-type="string">
            <text:p>Vinicius Silva Lima</text:p>
          </table:table-cell>
          <table:table-cell table:style-name="ce1" office:value-type="string">
            <text:p>Yara Martins Corrêa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05/02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6/02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2/02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3/02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9/02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0/02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7/02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4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5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1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2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8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9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5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6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1/04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2/04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8/04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5/04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6/04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2/04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3/04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9/04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30/04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6/05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7/05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3/05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4/05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0/05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1/05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7/05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8/05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3/06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4/06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0/06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7/06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8/06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4/06/2020</text:p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eudos_139663" table:style-name="ta7" table:print="false">
        <office:forms form:automatic-focus="false" form:apply-design-mode="false"/>
        <table:table-column table:style-name="co4" table:default-cell-style-name="Excel_20_Built-in_20_Normal"/>
        <table:table-column table:style-name="co29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/>
          <table:table-cell table:style-name="ce1" office:value-type="string">
            <text:p>conteúd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5/02/2020</text:p>
          </table:table-cell>
          <table:table-cell office:value-type="string">
            <text:p>Plano de ensin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6/02/2020</text:p>
          </table:table-cell>
          <table:table-cell office:value-type="string">
            <text:p>Espaços vetorias: definição, propriedad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2/02/2020</text:p>
          </table:table-cell>
          <table:table-cell office:value-type="string">
            <text:p>Espaços vetoriais: exemplo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3/02/2020</text:p>
          </table:table-cell>
          <table:table-cell office:value-type="string">
            <text:p>Subespaços vetoriai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9/02/2020</text:p>
          </table:table-cell>
          <table:table-cell office:value-type="string">
            <text:p>Gerador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0/02/2020</text:p>
          </table:table-cell>
          <table:table-cell office:value-type="string">
            <text:p>Dependência e independência linea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7/02/2020</text:p>
          </table:table-cell>
          <table:table-cell office:value-type="string">
            <text:p>Bases e dimensã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4/03/2020</text:p>
          </table:table-cell>
          <table:table-cell office:value-type="string">
            <text:p>Transformções linear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5/03/2020</text:p>
          </table:table-cell>
          <table:table-cell office:value-type="string">
            <text:p>Matriz de uma transformação linea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1/03/2020</text:p>
          </table:table-cell>
          <table:table-cell office:value-type="string">
            <text:p>Produto de Transformações linear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2/03/2020</text:p>
          </table:table-cell>
          <table:table-cell office:value-type="string">
            <text:p>Núcleo e Image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8/03/2020</text:p>
          </table:table-cell>
          <table:table-cell office:value-type="string">
            <text:p>Aula de resolução de exercício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9/03/2020</text:p>
          </table:table-cell>
          <table:table-cell office:value-type="string">
            <text:p>Primeira prova escrit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5/03/2020</text:p>
          </table:table-cell>
          <table:table-cell office:value-type="string">
            <text:p>Soma direta e projeçõ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6/03/2020</text:p>
          </table:table-cell>
          <table:table-cell office:value-type="string">
            <text:p>Eliminaçã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1/04/2020</text:p>
          </table:table-cell>
          <table:table-cell office:value-type="string">
            <text:p>Produto interno: definição, ortogonalidad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2/04/2020</text:p>
          </table:table-cell>
          <table:table-cell office:value-type="string">
            <text:p>Cauchy-Schwarz, norma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8/04/2020</text:p>
          </table:table-cell>
          <table:table-cell office:value-type="string">
            <text:p>Algoritmo de Gram-Schmid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5/04/2020</text:p>
          </table:table-cell>
          <table:table-cell office:value-type="string">
            <text:p>Operador adjunt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6/04/2020</text:p>
          </table:table-cell>
          <table:table-cell office:value-type="string">
            <text:p>Operadores autoadjuntos: Teorema espectra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2/04/2020</text:p>
          </table:table-cell>
          <table:table-cell office:value-type="string">
            <text:p>Operadores ortogonai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3/04/2020</text:p>
          </table:table-cell>
          <table:table-cell office:value-type="string">
            <text:p>Operadores Normais (caso real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9/04/2020</text:p>
          </table:table-cell>
          <table:table-cell office:value-type="string">
            <text:p>Pseudo-invers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30/04/2020</text:p>
          </table:table-cell>
          <table:table-cell office:value-type="string">
            <text:p>Aula de resolução de exercício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6/05/2020</text:p>
          </table:table-cell>
          <table:table-cell office:value-type="string">
            <text:p>Segunda prova escrit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7/05/2020</text:p>
          </table:table-cell>
          <table:table-cell office:value-type="string">
            <text:p>Tópicos matriciais: decomposição LU com pivotação parcia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3/05/2020</text:p>
          </table:table-cell>
          <table:table-cell office:value-type="string">
            <text:p>Resolução de sistemas linear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4/05/2020</text:p>
          </table:table-cell>
          <table:table-cell office:value-type="string">
            <text:p>Formas quadrática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0/05/2020</text:p>
          </table:table-cell>
          <table:table-cell office:value-type="string">
            <text:p>Determinant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1/05/2020</text:p>
          </table:table-cell>
          <table:table-cell office:value-type="string">
            <text:p>Autovalores e autovetores, polinômio característic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7/05/2020</text:p>
          </table:table-cell>
          <table:table-cell office:value-type="string">
            <text:p>Forma canônica racional: parte 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8/05/2020</text:p>
          </table:table-cell>
          <table:table-cell office:value-type="string">
            <text:p>Forma canônica racional: parte 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3/06/2020</text:p>
          </table:table-cell>
          <table:table-cell office:value-type="string">
            <text:p>Aplicação: EDOs lineares de primeira e segunda orde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4/06/2020</text:p>
          </table:table-cell>
          <table:table-cell office:value-type="string">
            <text:p>Aula de resolução de exercício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0/06/2020</text:p>
          </table:table-cell>
          <table:table-cell office:value-type="string">
            <text:p>Terceira prova escrit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7/06/2020</text:p>
          </table:table-cell>
          <table:table-cell office:value-type="string">
            <text:p>Plano de ensin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8/06/2020</text:p>
          </table:table-cell>
          <table:table-cell office:value-type="string">
            <text:p>Plano de ensin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4/06/2020</text:p>
          </table:table-cell>
          <table:table-cell office:value-type="string">
            <text:p>Recuperação</text:p>
          </table:table-cell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centes_139663" table:style-name="ta8" table:print="false">
        <office:forms form:automatic-focus="false" form:apply-design-mode="false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44" table:default-cell-style-name="Excel_20_Built-in_20_Normal"/>
        <table:table-column table:style-name="co33" table:default-cell-style-name="Excel_20_Built-in_20_Normal"/>
        <table:table-column table:style-name="co3" table:number-columns-repeated="1020" table:default-cell-style-name="Excel_20_Built-in_20_Normal"/>
        <table:table-row table:style-name="ro1">
          <table:table-cell/>
          <table:table-cell table:style-name="ce1" office:value-type="string">
            <text:p>matrícula</text:p>
          </table:table-cell>
          <table:table-cell table:style-name="ce1" office:value-type="string">
            <text:p>nome</text:p>
          </table:table-cell>
          <table:table-cell table:style-name="ce1" office:value-type="string">
            <text:p>match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7388</text:p>
          </table:table-cell>
          <table:table-cell office:value-type="string">
            <text:p>2019101221230037</text:p>
          </table:table-cell>
          <table:table-cell office:value-type="string">
            <text:p>Adelcion Goncalves de Souza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1264</text:p>
          </table:table-cell>
          <table:table-cell office:value-type="string">
            <text:p>2019101221230185</text:p>
          </table:table-cell>
          <table:table-cell office:value-type="string">
            <text:p>Ana Hellen Ribeiro Cardoso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7837</text:p>
          </table:table-cell>
          <table:table-cell office:value-type="string">
            <text:p>2019101221230053</text:p>
          </table:table-cell>
          <table:table-cell office:value-type="string">
            <text:p>Bethânia Niura de Jesus Lemos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8649</text:p>
          </table:table-cell>
          <table:table-cell office:value-type="string">
            <text:p>2019101221230118</text:p>
          </table:table-cell>
          <table:table-cell office:value-type="string">
            <text:p>Bruno Alexandre de Oliveira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3146</text:p>
          </table:table-cell>
          <table:table-cell office:value-type="string">
            <text:p>2019101221230215</text:p>
          </table:table-cell>
          <table:table-cell office:value-type="string">
            <text:p>Eleuza Rodrigues Pereira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13171</text:p>
          </table:table-cell>
          <table:table-cell office:value-type="string">
            <text:p>2019101221230266</text:p>
          </table:table-cell>
          <table:table-cell office:value-type="string">
            <text:p>Gustavo Sebastião Teixeira Bento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8564</text:p>
          </table:table-cell>
          <table:table-cell office:value-type="string">
            <text:p>2019101221230096</text:p>
          </table:table-cell>
          <table:table-cell office:value-type="string">
            <text:p>José Armando Oliveira Mendes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7396</text:p>
          </table:table-cell>
          <table:table-cell office:value-type="string">
            <text:p>2019101221230029</text:p>
          </table:table-cell>
          <table:table-cell office:value-type="string">
            <text:p>Rafael Silva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8875</text:p>
          </table:table-cell>
          <table:table-cell office:value-type="string">
            <text:p>2019101221230142</text:p>
          </table:table-cell>
          <table:table-cell office:value-type="string">
            <text:p>Vinicius Silva Lima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07661</text:p>
          </table:table-cell>
          <table:table-cell office:value-type="string">
            <text:p>2019101221230045</text:p>
          </table:table-cell>
          <table:table-cell office:value-type="string">
            <text:p>Yara Martins Corrêa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d_139668" table:style-name="ta9" table:print="false">
        <office:forms form:automatic-focus="false" form:apply-design-mode="false"/>
        <table:table-column table:style-name="co1" table:default-cell-style-name="Excel_20_Built-in_20_Normal"/>
        <table:table-column table:style-name="co40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/>
          <table:table-cell table:style-name="ce1" office:value-type="string">
            <text:p>identidad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sciplina</text:p>
          </table:table-cell>
          <table:table-cell office:value-type="string">
            <text:p>algebra_moderna_matematic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urma</text:p>
          </table:table-cell>
          <table:table-cell office:value-type="string">
            <text:p>20201.01MAT22N.5N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ltas_139668" table:style-name="ta10" table:print="false">
        <office:forms form:automatic-focus="false" form:apply-design-mode="false"/>
        <table:table-column table:style-name="co4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Excel_20_Built-in_20_Normal"/>
        <table:table-column table:style-name="co50" table:default-cell-style-name="Excel_20_Built-in_20_Normal"/>
        <table:table-column table:style-name="co12" table:default-cell-style-name="Excel_20_Built-in_20_Normal"/>
        <table:table-column table:style-name="co51" table:default-cell-style-name="Excel_20_Built-in_20_Normal"/>
        <table:table-column table:style-name="co25" table:default-cell-style-name="Excel_20_Built-in_20_Normal"/>
        <table:table-column table:style-name="co51" table:default-cell-style-name="Excel_20_Built-in_20_Normal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3" table:number-columns-repeated="1011" table:default-cell-style-name="Excel_20_Built-in_20_Normal"/>
        <table:table-row table:style-name="ro1">
          <table:table-cell/>
          <table:table-cell table:style-name="ce1" office:value-type="string">
            <text:p>Ana Carolina da Silva Manoel</text:p>
          </table:table-cell>
          <table:table-cell table:style-name="ce1" office:value-type="string">
            <text:p>Anna Júlia Martins Melo</text:p>
          </table:table-cell>
          <table:table-cell table:style-name="ce1" office:value-type="string">
            <text:p>Hiago Gonçalves de Souza</text:p>
          </table:table-cell>
          <table:table-cell table:style-name="ce1" office:value-type="string">
            <text:p>Isabella Montes Caixeta</text:p>
          </table:table-cell>
          <table:table-cell table:style-name="ce1" office:value-type="string">
            <text:p>Laurienny Gondim Silva</text:p>
          </table:table-cell>
          <table:table-cell table:style-name="ce1" office:value-type="string">
            <text:p>Marcos Victor Magalhães da Silva</text:p>
          </table:table-cell>
          <table:table-cell table:style-name="ce1" office:value-type="string">
            <text:p>Maryelle do Carmo Cruciel</text:p>
          </table:table-cell>
          <table:table-cell table:style-name="ce1" office:value-type="string">
            <text:p>Meicy Geovana Cassiano Pereira</text:p>
          </table:table-cell>
          <table:table-cell table:style-name="ce1" office:value-type="string">
            <text:p>Priscila da Cruz Caixeta</text:p>
          </table:table-cell>
          <table:table-cell table:style-name="ce1" office:value-type="string">
            <text:p>Rosana Santos Goncalves Batista</text:p>
          </table:table-cell>
          <table:table-cell table:style-name="ce1" office:value-type="string">
            <text:p>WESLEY MONTEIRO DE CARVALHO</text:p>
          </table:table-cell>
          <table:table-cell table:style-name="ce1" office:value-type="string">
            <text:p>Westher Manricky Bernardes Fortunato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03/02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6/02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0/02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3/02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7/02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0/02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7/02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2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5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9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2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6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9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3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6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30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2/04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6/04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3/04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6/04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3/04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7/04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30/04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4/05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7/05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1/05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4/05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8/05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1/05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5/05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8/05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1/06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4/06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8/06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5/06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8/06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2/06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5/06/2020</text:p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eudos_139668" table:style-name="ta11" table:print="false">
        <office:forms form:automatic-focus="false" form:apply-design-mode="false"/>
        <table:table-column table:style-name="co4" table:default-cell-style-name="Excel_20_Built-in_20_Normal"/>
        <table:table-column table:style-name="co54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/>
          <table:table-cell table:style-name="ce1" office:value-type="string">
            <text:p>conteúd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3/02/2020</text:p>
          </table:table-cell>
          <table:table-cell office:value-type="string">
            <text:p>Plano de ensin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6/02/2020</text:p>
          </table:table-cell>
          <table:table-cell office:value-type="string">
            <text:p>Conjuntos, funçõ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0/02/2020</text:p>
          </table:table-cell>
          <table:table-cell office:value-type="string">
            <text:p>Relações de equivalência, conjuntos quocient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3/02/2020</text:p>
          </table:table-cell>
          <table:table-cell office:value-type="string">
            <text:p>Operações binárias, grupo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7/02/2020</text:p>
          </table:table-cell>
          <table:table-cell office:value-type="string">
            <text:p>Grupos simétricos, notação cíclic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0/02/2020</text:p>
          </table:table-cell>
          <table:table-cell office:value-type="string">
            <text:p>Grupos alternados, grupos dihedrai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7/02/2020</text:p>
          </table:table-cell>
          <table:table-cell office:value-type="string">
            <text:p>Subgrupos, gerador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2/03/2020</text:p>
          </table:table-cell>
          <table:table-cell office:value-type="string">
            <text:p>Classes laterais, Teorema de Lagran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5/03/2020</text:p>
          </table:table-cell>
          <table:table-cell office:value-type="string">
            <text:p>Classes de conjugação, Equação de Classes, p-grupos finito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9/03/2020</text:p>
          </table:table-cell>
          <table:table-cell office:value-type="string">
            <text:p>Subgrupos normais, grupos quocient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2/03/2020</text:p>
          </table:table-cell>
          <table:table-cell office:value-type="string">
            <text:p>Homomorfismos de gupos, Teoremas do Isomorfismo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6/03/2020</text:p>
          </table:table-cell>
          <table:table-cell office:value-type="string">
            <text:p>Teorema de Cayley, Teorema da Correspondênci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9/03/2020</text:p>
          </table:table-cell>
          <table:table-cell office:value-type="string">
            <text:p>Resolução de exercício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3/03/2020</text:p>
          </table:table-cell>
          <table:table-cell office:value-type="string">
            <text:p>Primeira prova escrit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6/03/2020</text:p>
          </table:table-cell>
          <table:table-cell office:value-type="string">
            <text:p>Ações de grupos, órbita e estabilizador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30/03/2020</text:p>
          </table:table-cell>
          <table:table-cell office:value-type="string">
            <text:p>Teorema de Cauchy, Teoremas de Sylow (enunciado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2/04/2020</text:p>
          </table:table-cell>
          <table:table-cell office:value-type="string">
            <text:p>Teoremas de Sylow (demonstração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6/04/2020</text:p>
          </table:table-cell>
          <table:table-cell office:value-type="string">
            <text:p>Resolução de exercício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3/04/2020</text:p>
          </table:table-cell>
          <table:table-cell office:value-type="string">
            <text:p>Teorema Fundamental dos Grupos Abelianos Finito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6/04/2020</text:p>
          </table:table-cell>
          <table:table-cell office:value-type="string">
            <text:p>Anéis e subanéi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3/04/2020</text:p>
          </table:table-cell>
          <table:table-cell office:value-type="string">
            <text:p>Ideais e anéis quocient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7/04/2020</text:p>
          </table:table-cell>
          <table:table-cell office:value-type="string">
            <text:p>Homomorfismos de anéis, Teoremas do Isomorfism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30/04/2020</text:p>
          </table:table-cell>
          <table:table-cell office:value-type="string">
            <text:p>Teorema da Correspondênci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4/05/2020</text:p>
          </table:table-cell>
          <table:table-cell office:value-type="string">
            <text:p>Domínios de ideais principai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7/05/2020</text:p>
          </table:table-cell>
          <table:table-cell office:value-type="string">
            <text:p>Domínios de integridad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1/05/2020</text:p>
          </table:table-cell>
          <table:table-cell office:value-type="string">
            <text:p>Domínios euclidiano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4/05/2020</text:p>
          </table:table-cell>
          <table:table-cell office:value-type="string">
            <text:p>Corpo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8/05/2020</text:p>
          </table:table-cell>
          <table:table-cell office:value-type="string">
            <text:p>Corpos finito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1/05/2020</text:p>
          </table:table-cell>
          <table:table-cell office:value-type="string">
            <text:p>Extensões de corpos, Teorema de Kroneck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5/05/2020</text:p>
          </table:table-cell>
          <table:table-cell office:value-type="string">
            <text:p>Corpo das frações de um domínio de integridad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8/05/2020</text:p>
          </table:table-cell>
          <table:table-cell office:value-type="string">
            <text:p>Aula de resolução de exercício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1/06/2020</text:p>
          </table:table-cell>
          <table:table-cell office:value-type="string">
            <text:p>Segunda prova escrit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4/06/2020</text:p>
          </table:table-cell>
          <table:table-cell office:value-type="string">
            <text:p>Seminários: 1 e 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8/06/2020</text:p>
          </table:table-cell>
          <table:table-cell office:value-type="string">
            <text:p>Seminários: 3 e 4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5/06/2020</text:p>
          </table:table-cell>
          <table:table-cell office:value-type="string">
            <text:p>Seminários: 5 e 6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8/06/2020</text:p>
          </table:table-cell>
          <table:table-cell office:value-type="string">
            <text:p>Seminários: 7 e 8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2/06/2020</text:p>
          </table:table-cell>
          <table:table-cell office:value-type="string">
            <text:p>Seminários: 9 e 1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5/06/2020</text:p>
          </table:table-cell>
          <table:table-cell office:value-type="string">
            <text:p>Recuperação</text:p>
          </table:table-cell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centes_139668" table:style-name="ta12" table:print="false">
        <office:forms form:automatic-focus="false" form:apply-design-mode="false"/>
        <table:table-column table:style-name="co55" table:default-cell-style-name="Excel_20_Built-in_20_Normal"/>
        <table:table-column table:style-name="co31" table:default-cell-style-name="Excel_20_Built-in_20_Normal"/>
        <table:table-column table:style-name="co56" table:default-cell-style-name="Excel_20_Built-in_20_Normal"/>
        <table:table-column table:style-name="co33" table:default-cell-style-name="Excel_20_Built-in_20_Normal"/>
        <table:table-column table:style-name="co3" table:number-columns-repeated="1020" table:default-cell-style-name="Excel_20_Built-in_20_Normal"/>
        <table:table-row table:style-name="ro1">
          <table:table-cell/>
          <table:table-cell table:style-name="ce1" office:value-type="string">
            <text:p>matrícula</text:p>
          </table:table-cell>
          <table:table-cell table:style-name="ce1" office:value-type="string">
            <text:p>nome</text:p>
          </table:table-cell>
          <table:table-cell table:style-name="ce1" office:value-type="string">
            <text:p>match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92508</text:p>
          </table:table-cell>
          <table:table-cell office:value-type="string">
            <text:p>2018101221230082</text:p>
          </table:table-cell>
          <table:table-cell office:value-type="string">
            <text:p>Ana Carolina da Silva Manoel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92510</text:p>
          </table:table-cell>
          <table:table-cell office:value-type="string">
            <text:p>2018101221230104</text:p>
          </table:table-cell>
          <table:table-cell office:value-type="string">
            <text:p>Anna Júlia Martins Melo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94273</text:p>
          </table:table-cell>
          <table:table-cell office:value-type="string">
            <text:p>2018101221230228</text:p>
          </table:table-cell>
          <table:table-cell office:value-type="string">
            <text:p>Hiago Gonçalves de Souza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92525</text:p>
          </table:table-cell>
          <table:table-cell office:value-type="string">
            <text:p>2018101221230155</text:p>
          </table:table-cell>
          <table:table-cell office:value-type="string">
            <text:p>Isabella Montes Caixeta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92522</text:p>
          </table:table-cell>
          <table:table-cell office:value-type="string">
            <text:p>2018101221230120</text:p>
          </table:table-cell>
          <table:table-cell office:value-type="string">
            <text:p>Laurienny Gondim Silva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93051</text:p>
          </table:table-cell>
          <table:table-cell office:value-type="string">
            <text:p>2018101221230201</text:p>
          </table:table-cell>
          <table:table-cell office:value-type="string">
            <text:p>Marcos Victor Magalhães da Silva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92528</text:p>
          </table:table-cell>
          <table:table-cell office:value-type="string">
            <text:p>2018101221230180</text:p>
          </table:table-cell>
          <table:table-cell office:value-type="string">
            <text:p>Maryelle do Carmo Cruciel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95164</text:p>
          </table:table-cell>
          <table:table-cell office:value-type="string">
            <text:p>2018101221230260</text:p>
          </table:table-cell>
          <table:table-cell office:value-type="string">
            <text:p>Meicy Geovana Cassiano Pereira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75629</text:p>
          </table:table-cell>
          <table:table-cell office:value-type="string">
            <text:p>2017101221230192</text:p>
          </table:table-cell>
          <table:table-cell office:value-type="string">
            <text:p>Priscila da Cruz Caixeta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60222</text:p>
          </table:table-cell>
          <table:table-cell office:value-type="string">
            <text:p>2016101221230146</text:p>
          </table:table-cell>
          <table:table-cell office:value-type="string">
            <text:p>Rosana Santos Goncalves Batista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75354</text:p>
          </table:table-cell>
          <table:table-cell office:value-type="string">
            <text:p>2017101221230184</text:p>
          </table:table-cell>
          <table:table-cell office:value-type="string">
            <text:p>WESLEY MONTEIRO DE CARVALHO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92526</text:p>
          </table:table-cell>
          <table:table-cell office:value-type="string">
            <text:p>2018101221230163</text:p>
          </table:table-cell>
          <table:table-cell office:value-type="string">
            <text:p>Westher Manricky Bernardes Fortunato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d_139676" table:style-name="ta13" table:print="false">
        <office:forms form:automatic-focus="false" form:apply-design-mode="false"/>
        <table:table-column table:style-name="co1" table:default-cell-style-name="Excel_20_Built-in_20_Normal"/>
        <table:table-column table:style-name="co57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/>
          <table:table-cell table:style-name="ce1" office:value-type="string">
            <text:p>identidad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sciplina</text:p>
          </table:table-cell>
          <table:table-cell office:value-type="string">
            <text:p>variaveis_complexas_matematic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urma</text:p>
          </table:table-cell>
          <table:table-cell office:value-type="string">
            <text:p>20201.01MAT22N.7N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ltas_139676" table:style-name="ta17" table:print="false">
        <office:forms form:automatic-focus="false" form:apply-design-mode="false"/>
        <table:table-column table:style-name="co4" table:default-cell-style-name="Excel_20_Built-in_20_Normal"/>
        <table:table-column table:style-name="co34" table:default-cell-style-name="Excel_20_Built-in_20_Normal"/>
        <table:table-column table:style-name="co60" table:default-cell-style-name="Excel_20_Built-in_20_Normal"/>
        <table:table-column table:style-name="co61" table:default-cell-style-name="Excel_20_Built-in_20_Normal"/>
        <table:table-column table:style-name="co64" table:default-cell-style-name="Excel_20_Built-in_20_Normal"/>
        <table:table-column table:style-name="co65" table:default-cell-style-name="Excel_20_Built-in_20_Normal"/>
        <table:table-column table:style-name="co3" table:number-columns-repeated="1018" table:default-cell-style-name="Excel_20_Built-in_20_Normal"/>
        <table:table-row table:style-name="ro1">
          <table:table-cell/>
          <table:table-cell table:style-name="ce1" office:value-type="string">
            <text:p>Denilson da Silva Gonçalves</text:p>
          </table:table-cell>
          <table:table-cell table:style-name="ce1" office:value-type="string">
            <text:p>Geovana Magalhães de Melo</text:p>
          </table:table-cell>
          <table:table-cell table:style-name="ce1" office:value-type="string">
            <text:p>João Lucas da Silva Ribeiro</text:p>
          </table:table-cell>
          <table:table-cell table:style-name="ce1" office:value-type="string">
            <text:p>Samuel de Lima Rocha</text:p>
          </table:table-cell>
          <table:table-cell table:style-name="ce1" office:value-type="string">
            <text:p>Widanreylan Thiago da Silva Rodrigues Martins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03/02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4/02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0/02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1/02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7/02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8/02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2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3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9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0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6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7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3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4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30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31/03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6/04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7/04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3/04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4/04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7/04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8/04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4/05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5/05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1/05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2/05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8/05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9/05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5/05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6/05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1/06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2/06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8/06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09/06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5/06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6/06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2/06/20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3/06/2020</text:p>
          </table:table-cell>
          <table:table-cell table:number-columns-repeated="3" office:value-type="float" office:value="2">
            <text:p>2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eudos_139676" table:style-name="ta15" table:print="false">
        <office:forms form:automatic-focus="false" form:apply-design-mode="false"/>
        <table:table-column table:style-name="co4" table:default-cell-style-name="Excel_20_Built-in_20_Normal"/>
        <table:table-column table:style-name="co6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/>
          <table:table-cell table:style-name="ce1" office:value-type="string">
            <text:p>conteúd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3/02/2020</text:p>
          </table:table-cell>
          <table:table-cell office:value-type="string">
            <text:p>Plano de Ensin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4/02/2020</text:p>
          </table:table-cell>
          <table:table-cell office:value-type="string">
            <text:p>O plano complex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0/02/2020</text:p>
          </table:table-cell>
          <table:table-cell office:value-type="string">
            <text:p>A exponencia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1/02/2020</text:p>
          </table:table-cell>
          <table:table-cell office:value-type="string">
            <text:p>Noções de topologia do plan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7/02/2020</text:p>
          </table:table-cell>
          <table:table-cell office:value-type="string">
            <text:p>Sequências de números complexo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8/02/2020</text:p>
          </table:table-cell>
          <table:table-cell office:value-type="string">
            <text:p>Séries de números complexo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2/03/2020</text:p>
          </table:table-cell>
          <table:table-cell office:value-type="string">
            <text:p>Funções complexas de variável complex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3/03/2020</text:p>
          </table:table-cell>
          <table:table-cell office:value-type="string">
            <text:p>Limit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9/03/2020</text:p>
          </table:table-cell>
          <table:table-cell office:value-type="string">
            <text:p>Propriedades dos limit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0/03/2020</text:p>
          </table:table-cell>
          <table:table-cell office:value-type="string">
            <text:p>Continuidad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6/03/2020</text:p>
          </table:table-cell>
          <table:table-cell office:value-type="string">
            <text:p>Funções analíticas: as Equações de Cauchy-Rieman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7/03/2020</text:p>
          </table:table-cell>
          <table:table-cell office:value-type="string">
            <text:p>Condição suficiente para que uma função seja analític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3/03/2020</text:p>
          </table:table-cell>
          <table:table-cell office:value-type="string">
            <text:p>Cauchy-Riemann em coordenadas polares, logarítmos, etc.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4/03/2020</text:p>
          </table:table-cell>
          <table:table-cell office:value-type="string">
            <text:p>Teorema da função invers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30/03/2020</text:p>
          </table:table-cell>
          <table:table-cell office:value-type="string">
            <text:p>Funções trigonométricas e trigonométricas inversas, etc.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31/03/2020</text:p>
          </table:table-cell>
          <table:table-cell office:value-type="string">
            <text:p>Aula de resolução de exercício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6/04/2020</text:p>
          </table:table-cell>
          <table:table-cell office:value-type="string">
            <text:p>Primeira prova escrit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7/04/2020</text:p>
          </table:table-cell>
          <table:table-cell office:value-type="string">
            <text:p>Arcos, contornos, Teorema de Jordan, conectividade simpl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3/04/2020</text:p>
          </table:table-cell>
          <table:table-cell office:value-type="string">
            <text:p>Integrais de contorno e suas propriedad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4/04/2020</text:p>
          </table:table-cell>
          <table:table-cell office:value-type="string">
            <text:p>Teoremas de Green e de Cauch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7/04/2020</text:p>
          </table:table-cell>
          <table:table-cell office:value-type="string">
            <text:p>Primitiva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8/04/2020</text:p>
          </table:table-cell>
          <table:table-cell office:value-type="string">
            <text:p>Fórmula Integral de Cauch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4/05/2020</text:p>
          </table:table-cell>
          <table:table-cell office:value-type="string">
            <text:p>Derivadas de todas as ordens, funções harmônica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5/05/2020</text:p>
          </table:table-cell>
          <table:table-cell office:value-type="string">
            <text:p>Princípio do Módulo Máximo, Problemas de Dirichle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1/05/2020</text:p>
          </table:table-cell>
          <table:table-cell office:value-type="string">
            <text:p>Problemas de Neumann, Séries de funções complexa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2/05/2020</text:p>
          </table:table-cell>
          <table:table-cell office:value-type="string">
            <text:p>Convergências pontual e uniforme, séries de potência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8/05/2020</text:p>
          </table:table-cell>
          <table:table-cell office:value-type="string">
            <text:p>Séries de Taylo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9/05/2020</text:p>
          </table:table-cell>
          <table:table-cell office:value-type="string">
            <text:p>Séries de Laur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5/05/2020</text:p>
          </table:table-cell>
          <table:table-cell office:value-type="string">
            <text:p>Singularidades isoladas: removíveis, pólos e essenciai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6/05/2020</text:p>
          </table:table-cell>
          <table:table-cell office:value-type="string">
            <text:p>Teorema dos Resíduo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1/06/2020</text:p>
          </table:table-cell>
          <table:table-cell office:value-type="string">
            <text:p>Integrais impróprias de funções racionai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2/06/2020</text:p>
          </table:table-cell>
          <table:table-cell office:value-type="string">
            <text:p>Integrais envolvendo funções trigonométrica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8/06/2020</text:p>
          </table:table-cell>
          <table:table-cell office:value-type="string">
            <text:p>Aula de resolução de exercício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09/06/2020</text:p>
          </table:table-cell>
          <table:table-cell office:value-type="string">
            <text:p>Segunda prova escrit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5/06/2020</text:p>
          </table:table-cell>
          <table:table-cell office:value-type="string">
            <text:p>Seminários: 1 e 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16/06/2020</text:p>
          </table:table-cell>
          <table:table-cell office:value-type="string">
            <text:p>Seminários: 3 e 4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2/06/2020</text:p>
          </table:table-cell>
          <table:table-cell office:value-type="string">
            <text:p>Seminário: 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23/06/2020</text:p>
          </table:table-cell>
          <table:table-cell office:value-type="string">
            <text:p>Recuperação</text:p>
          </table:table-cell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centes_139676" table:style-name="ta16" table:print="false">
        <office:forms form:automatic-focus="false" form:apply-design-mode="false"/>
        <table:table-column table:style-name="co55" table:default-cell-style-name="Excel_20_Built-in_20_Normal"/>
        <table:table-column table:style-name="co31" table:default-cell-style-name="Excel_20_Built-in_20_Normal"/>
        <table:table-column table:style-name="co63" table:default-cell-style-name="Excel_20_Built-in_20_Normal"/>
        <table:table-column table:style-name="co33" table:default-cell-style-name="Excel_20_Built-in_20_Normal"/>
        <table:table-column table:style-name="co3" table:number-columns-repeated="1020" table:default-cell-style-name="Excel_20_Built-in_20_Normal"/>
        <table:table-row table:style-name="ro1">
          <table:table-cell/>
          <table:table-cell table:style-name="ce1" office:value-type="string">
            <text:p>matrícula</text:p>
          </table:table-cell>
          <table:table-cell table:style-name="ce1" office:value-type="string">
            <text:p>nome</text:p>
          </table:table-cell>
          <table:table-cell table:style-name="ce1" office:value-type="string">
            <text:p>match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73434</text:p>
          </table:table-cell>
          <table:table-cell office:value-type="string">
            <text:p>2017101221230010</text:p>
          </table:table-cell>
          <table:table-cell office:value-type="string">
            <text:p>Denilson da Silva Gonçalves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74333</text:p>
          </table:table-cell>
          <table:table-cell office:value-type="string">
            <text:p>2017101221230060</text:p>
          </table:table-cell>
          <table:table-cell office:value-type="string">
            <text:p>Geovana Magalhães de Melo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60217</text:p>
          </table:table-cell>
          <table:table-cell office:value-type="string">
            <text:p>2016101221230090</text:p>
          </table:table-cell>
          <table:table-cell office:value-type="string">
            <text:p>João Lucas da Silva Ribeiro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73436</text:p>
          </table:table-cell>
          <table:table-cell office:value-type="string">
            <text:p>2017101221230036</text:p>
          </table:table-cell>
          <table:table-cell office:value-type="string">
            <text:p>Samuel de Lima Rocha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75350</text:p>
          </table:table-cell>
          <table:table-cell office:value-type="string">
            <text:p>2017101221230141</text:p>
          </table:table-cell>
          <table:table-cell office:value-type="string">
            <text:p>Widanreylan Thiago da Silva Rodrigues Martins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>
      <number:number number:decimal-places="0" number:min-integer-digits="1" number:grouping="true"/>
      <number:text> </number:text>
    </number:number-style>
    <number:number-style style:name="N8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>
      <number:text> - </number:text>
    </number:number-style>
    <number:text-style style:name="N8123" number:language="e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>
      <number:number number:decimal-places="2" number:min-integer-digits="1" number:grouping="true"/>
      <number:text> </number:text>
    </number:number-style>
    <number:number-style style:name="N8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>
      <number:text> -</number:text>
      <number:number number:decimal-places="0" number:min-integer-digits="0"/>
      <number:text> </number:text>
    </number:number-style>
    <number:text-style style:name="N8127" number:language="en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>
      <number:minutes number:style="long"/>
      <number:text>:</number:text>
      <number:seconds number:style="long"/>
    </number:time-style>
    <number:time-style style:name="N8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>
      <number:minutes number:style="long"/>
      <number:text>:</number:text>
      <number:seconds number:style="long" number:decimal-places="1"/>
    </number:time-style>
    <number:number-style style:name="N8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2">08/02/2020</text:date>, <text:time>18:0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d_5f_139572" style:display-name="PageStyle_id_13957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ltas_5f_139572" style:display-name="PageStyle_faltas_13957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udos_5f_139572" style:display-name="PageStyle_conteudos_13957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centes_5f_139572" style:display-name="PageStyle_discentes_13957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_5f_139663" style:display-name="PageStyle_id_13966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ltas_5f_139663" style:display-name="PageStyle_faltas_13966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udos_5f_139663" style:display-name="PageStyle_conteudos_13966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centes_5f_139663" style:display-name="PageStyle_discentes_13966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_5f_139668" style:display-name="PageStyle_id_1396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ltas_5f_139668" style:display-name="PageStyle_faltas_1396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udos_5f_139668" style:display-name="PageStyle_conteudos_1396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centes_5f_139668" style:display-name="PageStyle_discentes_1396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_5f_139676" style:display-name="PageStyle_id_1396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ltas_5f_139676" style:display-name="PageStyle_faltas_1396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udos_5f_139676" style:display-name="PageStyle_conteudos_1396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centes_5f_139676" style:display-name="PageStyle_discentes_13967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2T18:03:43</dc:date>
    <dc:creator>Marcelo Barboza</dc:creator>
    <meta:generator>OpenOffice/4.1.7$Unix OpenOffice.org_project/417m1$Build-9800</meta:generator>
    <meta:editing-duration>PT17S</meta:editing-duration>
    <meta:editing-cycles>1</meta:editing-cycles>
    <meta:document-statistic meta:table-count="16" meta:cell-count="765" meta:object-count="0"/>
  </office:meta>
</office:document-meta>
</file>